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3202E6D8073.jpg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image/jpeg" manifest:full-path="Pictures/100000000000029D0000023AC3687E2D.jpg"/>
  <manifest:file-entry manifest:media-type="image/jpeg" manifest:full-path="Pictures/10000000000002590000024B9977A445.jpg"/>
  <manifest:file-entry manifest:media-type="image/png" manifest:full-path="Pictures/1000000000000097000000C891DB757C.png"/>
  <manifest:file-entry manifest:media-type="image/png" manifest:full-path="Pictures/10000000000000DA0000010150AB1A3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2cm" fo:min-width="18.2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01cm" fo:min-width="28.9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4.65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text-properties fo:color="#000000"/>
    </style:style>
    <style:style style:name="P12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4" style:family="paragraph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7" style:family="paragraph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P18" style:family="paragraph">
      <style:text-properties fo:font-size="20pt"/>
    </style:style>
    <style:style style:name="P19" style:family="paragraph">
      <style:text-properties fo:color="#000000" fo:font-family="'Anonymous Pro'" style:font-pitch="fixed" fo:font-weight="bold" style:font-weight-asian="bold" style:font-weight-complex="bold"/>
    </style:style>
    <style:style style:name="P20" style:family="paragraph">
      <style:text-properties fo:color="#000000" fo:font-size="48pt" style:font-size-asian="48pt" style:font-size-complex="48pt"/>
    </style:style>
    <style:style style:name="P21" style:family="paragraph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2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24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25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6" style:family="paragraph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P27" style:family="paragraph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28" style:family="paragraph">
      <style:text-properties fo:color="#000000" fo:font-family="'Bitstream Charter'" style:font-family-generic="roman" style:font-pitch="variable" fo:font-size="12pt" style:font-size-asian="12pt" style:font-size-complex="12pt"/>
    </style:style>
    <style:style style:name="P29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Anonymous Pro'" style:font-pitch="fixed" fo:font-size="36pt" fo:text-shadow="none" fo:font-weight="bold" style:font-size-asian="36pt" style:font-weight-asian="bold" style:font-size-complex="36pt" style:font-weight-complex="bold"/>
    </style:style>
    <style:style style:name="T13" style:family="text">
      <style:text-properties fo:color="#000000" fo:font-family="'Anonymous Pro'" style:font-pitch="fixed" fo:font-weight="bold" style:font-weight-asian="bold" style:font-weight-complex="bold"/>
    </style:style>
    <style:style style:name="T14" style:family="text">
      <style:text-properties fo:color="#000000" fo:font-family="'Bitstream Charter'" style:font-family-generic="roman" style:font-pitch="variable" fo:font-weight="bold" style:font-weight-asian="bold" style:font-weight-complex="bold"/>
    </style:style>
    <style:style style:name="T15" style:family="text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fo:font-family="'Bitstream Charter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9" draw:layer="layout" svg:width="25.4cm" svg:height="1.237cm" svg:x="1.3cm" svg:y="17.145cm">
          <draw:text-box>
            <text:p text:style-name="P8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 text:style-name="P11"><text:span text:style-name="T6">Disclaimer</text:span></text:p>
          </draw:text-box>
        </draw:frame>
        <draw:frame draw:style-name="gr7" draw:text-style-name="P13" draw:layer="layout" svg:width="24.238cm" svg:height="15.244cm" svg:x="1.797cm" svg:y="4.445cm">
          <draw:text-box>
            <text:p text:style-name="P11"><text:span text:style-name="T7">Everything I say here is my opinion alone and not the opinion of my employer Novell. <text:s/>Heck, they don't even realize I'm here giving this talk.</text:span></text:p>
            <text:p text:style-name="P11"><text:span text:style-name="T7"/></text:p>
            <text:p text:style-name="P11"><text:span text:style-name="T7">Everything said here is from the viewpoint of an experienced member of the Linux kernel community, who also happens to have a lot of experience in the embedded arena as well.</text:span></text:p>
            <text:p text:style-name="P11"><text:span text:style-name="T7"/></text:p>
            <text:p text:style-name="P11"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4" draw:layer="layout" svg:width="18.997cm" svg:height="3.637cm" svg:x="1.27cm" svg:y="3.983cm">
          <draw:text-box>
            <text:p text:style-name="P14"><text:span text:style-name="T8">Focus on the kernel only.</text:span></text:p>
            <text:p text:style-name="P14"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5" draw:layer="layout" svg:width="24.463cm" svg:height="13.967cm" svg:x="1.769cm" svg:y="1.27cm">
          <draw:text-box>
            <text:p text:style-name="P15"><text:span text:style-name="T9">Everything I complain about, can be fixed tomorrow with no changes to any Android userspace program.</text:span></text:p>
            <text:p text:style-name="P15"><text:span text:style-name="T9"/></text:p>
            <text:p text:style-name="P15"><text:span text:style-name="T9">Almost all of these changes can only be done if Google developers allow them, as they will require changes to the Android libraries due to the user/kernel interfaces involved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0">Things Google did right</text:span></text:p>
          </draw:text-box>
        </draw:frame>
        <draw:frame draw:style-name="gr8" draw:text-style-name="P17" draw:layer="layout" svg:width="20.348cm" svg:height="10.665cm" svg:x="4.445cm" svg:y="5.715cm">
          <draw:text-box>
            <text:p text:style-name="P17"><text:span text:style-name="T11">Linux</text:span></text:p>
            <text:p text:style-name="P17"><text:span text:style-name="T11"/></text:p>
            <text:p text:style-name="P17"><text:span text:style-name="T11"/></text:p>
            <text:p text:style-name="P17"><text:span text:style-name="T12">android.git.kernel.org</text:span></text:p>
            <text:p text:style-name="P17"><text:span text:style-name="T11"/></text:p>
            <text:p text:style-name="P17"><text:span text:style-name="T11"/></text:p>
            <text:p text:style-name="P17"><text:span text:style-name="T11">Followed the license of the kernel</text:span></text:p>
          </draw:text-box>
        </draw:frame>
        <draw:frame draw:style-name="gr5" draw:text-style-name="P7" draw:layer="layout" svg:width="3.11cm" svg:height="3.667cm" svg:x="8.89cm" svg:y="4.588cm">
          <draw:image xlink:href="Pictures/10000000000000DA0000010150AB1A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0">Things Google did wrong</text:span></text:p>
          </draw:text-box>
        </draw:frame>
        <draw:frame draw:style-name="gr8" draw:text-style-name="P17" draw:layer="layout" svg:width="15.996cm" svg:height="10.665cm" svg:x="4.445cm" svg:y="5.715cm">
          <draw:text-box>
            <text:p text:style-name="P17"><text:span text:style-name="T12">android.git.kernel.org</text:span></text:p>
            <text:p text:style-name="P17"><text:span text:style-name="T11"/></text:p>
            <text:p text:style-name="P17"><text:span text:style-name="T11">Ignored the community</text:span></text:p>
            <text:p text:style-name="P17"><text:span text:style-name="T11"/></text:p>
            <text:p text:style-name="P17"><text:span text:style-name="T11">Thought they were special</text:span></text:p>
            <text:p text:style-name="P17"><text:span text:style-name="T11"/></text:p>
            <text:p text:style-name="P17"><text:span text:style-name="T11">Thought they were alon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1.686cm" svg:height="2.287cm" svg:x="3.157cm" svg:y="4.445cm">
          <draw:text-box>
            <text:p text:style-name="P20"><text:span text:style-name="T14">6 different full kernel tre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799cm" svg:height="2.287cm" svg:x="2.601cm" svg:y="4.445cm">
          <draw:text-box>
            <text:p text:style-name="P20"><text:span text:style-name="T14">33 different kernel branch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799cm" svg:height="2.287cm" svg:x="2.601cm" svg:y="4.445cm">
          <draw:text-box>
            <text:p text:style-name="P20"><text:span text:style-name="T14">33 different kernel branches</text:span></text:p>
          </draw:text-box>
        </draw:frame>
        <draw:frame draw:style-name="gr8" draw:text-style-name="P22" draw:layer="layout" svg:width="11.377cm" svg:height="10.919cm" svg:x="8.312cm" svg:y="7.496cm">
          <draw:text-box>
            <text:p text:style-name="P22">2.6.25 – 4 branches</text:p>
            <text:p text:style-name="P22">2.6.27 – 3 branches</text:p>
            <text:p text:style-name="P22">2.6.29 – 9 branches</text:p>
            <text:p text:style-name="P22">2.6.30 – 1 branch</text:p>
            <text:p text:style-name="P22">2.6.32 – 7 branches</text:p>
            <text:p text:style-name="P22">2.6.33 – 6 branches</text:p>
            <text:p text:style-name="P22">2.6.34 – 3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16.97cm" svg:height="2.287cm" svg:x="5.515cm" svg:y="4.445cm">
          <draw:text-box>
            <text:p text:style-name="P20"><text:span text:style-name="T14">1 old stale Linus tre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6 months old</text:p>
            </draw:text-box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934cm" svg:height="2.287cm" svg:x="2.533cm" svg:y="4.445cm">
          <draw:text-box>
            <text:p text:style-name="P20"><text:span text:style-name="T14">2 known stand-alone driver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934cm" svg:height="2.287cm" svg:x="2.533cm" svg:y="4.445cm">
          <draw:text-box>
            <text:p text:style-name="P20"><text:span text:style-name="T14">2 known stand-alone drivers</text:span></text:p>
          </draw:text-box>
        </draw:frame>
        <draw:frame draw:style-name="gr8" draw:text-style-name="P23" draw:layer="layout" svg:width="15.348cm" svg:height="1.614cm" svg:x="6.326cm" svg:y="7.911cm">
          <draw:text-box>
            <text:p text:style-name="P23">One has 13 different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2" draw:text-style-name="P24" draw:layer="layout" svg:width="25.199cm" svg:height="3.256cm" svg:x="1.4cm" svg:y="0.962cm" presentation:class="title" presentation:user-transformed="true">
          <draw:text-box>
            <text:p text:style-name="P24">2.6.34-rc2 based branch</text:p>
          </draw:text-box>
        </draw:frame>
        <draw:frame draw:style-name="gr8" draw:text-style-name="P25" draw:layer="layout" svg:width="16.475cm" svg:height="6.359cm" svg:x="5.75cm" svg:y="5.08cm">
          <draw:text-box>
            <text:p text:style-name="P25"><text:s text:c="5"/>283 files changed</text:p>
            <text:p text:style-name="P25">47,715 lines added</text:p>
            <text:p text:style-name="P25"><text:s text:c="5"/>363 lines removed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2" draw:text-style-name="P24" draw:layer="layout" svg:width="25.199cm" svg:height="3.256cm" svg:x="1.4cm" svg:y="0.962cm" presentation:class="title" presentation:user-transformed="true">
          <draw:text-box>
            <text:p text:style-name="P24">2.6.34-rc2 based branch</text:p>
          </draw:text-box>
        </draw:frame>
        <draw:frame draw:style-name="gr8" draw:text-style-name="P25" draw:layer="layout" svg:width="13.147cm" svg:height="8.395cm" svg:x="7.427cm" svg:y="5.08cm">
          <draw:text-box>
            <text:p text:style-name="P25">50% drivers</text:p>
            <text:p text:style-name="P25">30% filesystem</text:p>
            <text:p text:style-name="P25">15% architecture</text:p>
            <text:p text:style-name="P25"><text:s text:c="2"/>5% cor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3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0" draw:text-style-name="P26" draw:layer="layout" svg:width="27.431cm" svg:height="11.051cm" svg:x="0.285cm" svg:y="1.27cm">
          <draw:text-box>
            <text:p text:style-name="P26">commit b0a0ccfad85b3657fe999805df65f5cfe634ab8a</text:p>
            <text:p text:style-name="P26">Author: <text:s text:c="4"/>Greg Kroah-Hartman &lt;gregkh@suse.de&gt;</text:p>
            <text:p text:style-name="P26">AuthorDate: Mon Oct 5 16:29:29 2009 -0700</text:p>
            <text:p text:style-name="P26">Commit: <text:s text:c="4"/>Greg Kroah-Hartman &lt;gregkh@suse.de&gt;</text:p>
            <text:p text:style-name="P26">CommitDate: Fri Dec 11 12:23:21 2009 -0800</text:p>
            <text:p text:style-name="P26"/>
            <text:p text:style-name="P26"><text:s text:c="4"/>Staging: android: delete android drivers</text:p>
            <text:p text:style-name="P26"><text:s text:c="4"/></text:p>
            <text:p text:style-name="P26"><text:s text:c="4"/>These drivers are no longer being developed and the original authors</text:p>
            <text:p text:style-name="P26"><text:s text:c="4"/>seem to have abandonded them and hence, do not want them in the mainline</text:p>
            <text:p text:style-name="P26"><text:s text:c="4"/>kernel tree.</text:p>
            <text:p text:style-name="P26"><text:s text:c="4"/></text:p>
            <text:p text:style-name="P26"><text:s text:c="4"/>So sad :(</text:p>
            <text:p text:style-name="P26"><text:s text:c="4"/></text:p>
            <text:p text:style-name="P26"><text:s text:c="4"/>Cc: Brian Swetland &lt;swetland@google.com&gt;</text:p>
            <text:p text:style-name="P26"><text:s text:c="4"/>Signed-off-by: Greg Kroah-Hartman &lt;gregkh@suse.de&gt;</text:p>
            <text:p text:style-name="P26"><text:s text:c="4"/></text:p>
          </draw:text-box>
        </draw:frame>
        <draw:frame draw:style-name="gr11" draw:layer="layout" svg:width="2.445cm" svg:height="1.187cm" svg:x="4.549cm" svg:y="4.273cm">
          <draw:text-box>
            <text:p><text:s text:c="9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1cm" svg:y="0cm">
          <text:p/>
        </draw:rect>
        <draw:frame draw:style-name="gr5" draw:text-style-name="P7" draw:layer="layout" svg:width="23.6cm" svg:height="20.107cm" svg:x="2.2cm" svg:y="0cm">
          <draw:image xlink:href="Pictures/100000000000029D0000023AC3687E2D.jpg" xlink:type="simple" xlink:show="embed" xlink:actuate="onLoad">
            <text:p/>
          </draw:image>
        </draw:frame>
        <draw:frame draw:style-name="gr8" draw:text-style-name="P27" draw:layer="layout" svg:width="23.79cm" svg:height="1.437cm" svg:x="2.105cm" svg:y="0cm">
          <draw:text-box>
            <text:p text:style-name="P27"><text:span text:style-name="T15">You are special and unique, just like everyone else.</text:span></text:p>
          </draw:text-box>
        </draw:frame>
        <draw:frame draw:style-name="gr8" draw:text-style-name="P28" draw:layer="layout" svg:width="7.14cm" svg:height="0.764cm" svg:x="18.895cm" svg:y="19.05cm">
          <draw:text-box>
            <text:p text:style-name="P28"><text:span text:style-name="T16">Image courtesy of snowcrystals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7" draw:layer="layout" svg:width="27.999cm" svg:height="17.499cm" svg:x="0.029cm" svg:y="0cm">
          <draw:image xlink:href="Pictures/1000000000000500000003202E6D8073.jpg" xlink:type="simple" xlink:show="embed" xlink:actuate="onLoad">
            <text:p/>
          </draw:image>
        </draw:frame>
        <draw:frame draw:style-name="gr8" draw:layer="layout" svg:width="8.964cm" svg:height="1.187cm" svg:x="20.202cm" svg:y="1.905cm">
          <draw:text-box>
            <text:p>Hide the source in public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2" draw:text-style-name="P29" draw:layer="layout" svg:width="26.67cm" svg:height="2.287cm" svg:x="0.665cm" svg:y="1.896cm">
          <draw:text-box>
            <text:p text:style-name="P29">It's just a fork, no big deal.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rect draw:style-name="gr1" draw:text-style-name="P7" draw:layer="layout" svg:width="28.635cm" svg:height="20.999cm" svg:x="0cm" svg:y="0.001cm">
          <text:p/>
        </draw:rect>
        <draw:frame draw:style-name="gr5" draw:text-style-name="P7" draw:layer="layout" svg:width="17.416cm" svg:height="17.011cm" svg:x="5.292cm" svg:y="0.635cm">
          <draw:image xlink:href="Pictures/10000000000002590000024B9977A445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Bitstream Charter'" style:font-style-name="Regular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31H13M29S</meta:editing-duration>
    <meta:editing-cycles>29</meta:editing-cycles>
    <dc:date>2010-04-10T18:01:24</dc:date>
    <dc:creator>Greg Kroah-Hartman</dc:creator>
    <meta:generator>OpenOffice.org/3.1$Unix OpenOffice.org_project/310m21$Build-9319</meta:generator>
    <meta:document-statistic meta:object-count="116"/>
  </office:meta>
</office:document-meta>
</file>